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text-underline-style="solid" style:text-underline-width="auto" style:text-underline-color="font-color" officeooo:rsid="0005c354" officeooo:paragraph-rsid="0005c354" style:font-size-asian="14pt" style:font-size-complex="14pt"/>
    </style:style>
    <style:style style:name="T1" style:family="text">
      <style:text-properties officeooo:rsid="00020119"/>
    </style:style>
    <style:style style:name="T2" style:family="text">
      <style:text-properties officeooo:rsid="00034579"/>
    </style:style>
    <style:style style:name="T3" style:family="text">
      <style:text-properties fo:font-weight="bold" officeooo:rsid="00050860" style:font-weight-asian="bold" style:font-weight-complex="bold"/>
    </style:style>
    <style:style style:name="T4" style:family="text">
      <style:text-properties officeooo:rsid="00072472"/>
    </style:style>
    <style:style style:name="T5" style:family="text">
      <style:text-properties officeooo:rsid="00094b8a"/>
    </style:style>
    <style:style style:name="T6" style:family="text">
      <style:text-properties officeooo:rsid="00094f1b"/>
    </style:style>
    <style:style style:name="T7" style:family="text">
      <style:text-properties officeooo:rsid="000adf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vere un programma <text:span text:style-name="T4">in C++ </text:span>per realizzare una griglia <text:span text:style-name="T5">per la</text:span> battaglia navale (la dimensione massima non deve superare le 10 righe e 10 colonne) settata con tutti valori <text:span text:style-name="T1">impostati sul carattere “</text:span>A” (acqua). Successivamente <text:span text:style-name="T1">il gioco dovrà </text:span>genera<text:span text:style-name="T1">r</text:span>e casualmente <text:span text:style-name="T1">un certo numero di </text:span>navi (<text:span text:style-name="T1">carattere “</text:span>N”) <text:span text:style-name="T1">deciso dall’utente e stampare il nuovo tabellone.</text:span> </text:p>
      <text:p text:style-name="P1">Il programma dovrà eseguire le seguenti operazioni:</text:p>
      <text:p text:style-name="P1">-chiedere di inserire il numero di righe e di colonne che compongono il tabellone;</text:p>
      <text:p text:style-name="P1">-resettare il tabellone con i valori A;</text:p>
      <text:p text:style-name="P1">-stampare il tabellone;</text:p>
      <text:p text:style-name="P1">-riempire casualmente il tabellone;</text:p>
      <text:p text:style-name="P1">-stampare il tabellone con le navi <text:span text:style-name="T6">appena </text:span>generate.</text:p>
      <text:p text:style-name="P1">Scrivere il programma impostando delle funzioni:</text:p>
      <text:list xml:id="list401081815" text:style-name="L1">
        <text:list-item>
          <text:p text:style-name="P2"><text:span text:style-name="T3">inizializzaGriglia()</text:span> per inizializzare la griglia. La funzione accetta due parametri (un vettore di tipo char e la dimensione come int) e restituisce 1 se l'inizializzazione è andata a buon fine;</text:p>
          <text:p text:style-name="P3">int inizializzaGriglia(char<text:span text:style-name="T7">[]</text:span>, int);</text:p>
        </text:list-item>
        <text:list-item>
          <text:p text:style-name="P2"><text:span text:style-name="T3">stampaGriglia()</text:span> per stampare la griglia. La funzione accetta un vettore di tipo char, e due interi: uno per il numero di righe da visualizzare e uno per le colonne.</text:p>
          <text:p text:style-name="P3">void stampaGriglia(char<text:span text:style-name="T7">[]</text:span>, int, int);</text:p>
        </text:list-item>
        <text:list-item>
          <text:p text:style-name="P2"><text:span text:style-name="T3">generaNavi()</text:span> per inserire casualmente un certo numero di navi. La funzione accetterà in ingresso tre parametri: il vettore (di tipo char) la dimensione del vettore (int) e il numero di navi (int); <text:span text:style-name="T2">verrà restituito 1 se l’inserimento delle navi è andato a buon fine.</text:span></text:p>
          <text:p text:style-name="P3">int generaNavi(char<text:span text:style-name="T7">[]</text:span>, int, int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25:40.193000000</meta:creation-date>
    <dc:date>2020-04-02T17:53:51.241000000</dc:date>
    <meta:editing-duration>PT1H51M8S</meta:editing-duration>
    <meta:editing-cycles>10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4" meta:word-count="223" meta:character-count="1416" meta:non-whitespace-character-count="1212"/>
  </office:meta>
</office:document-meta>
</file>